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36188" officeooo:paragraph-rsid="00036188" style:font-size-asian="15pt" style:font-size-complex="15pt"/>
    </style:style>
    <style:style style:name="P2" style:family="paragraph" style:parent-style-name="Standard">
      <style:text-properties fo:font-size="15pt" officeooo:rsid="0004005b" officeooo:paragraph-rsid="0004005b" style:font-size-asian="15pt" style:font-size-complex="15pt"/>
    </style:style>
    <style:style style:name="P3" style:family="paragraph" style:parent-style-name="Standard">
      <style:text-properties fo:font-size="15pt" fo:font-weight="bold" officeooo:rsid="00036188" officeooo:paragraph-rsid="00036188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ablishing Shot Notes:</text:p>
      <text:p text:style-name="P1"/>
      <text:p text:style-name="P1"/>
      <text:p text:style-name="P1">Basemesh Huamn Male v.2</text:p>
      <text:p text:style-name="P1"/>
      <text:p text:style-name="P1"/>
      <text:p text:style-name="P1">Basemesh Human Bust v.2</text:p>
      <text:p text:style-name="P1"/>
      <text:p text:style-name="P1">Bust 2a- simplest, pre usable</text:p>
      <text:p text:style-name="P1">Bust 2b- Minimal</text:p>
      <text:p text:style-name="P1"/>
      <text:p text:style-name="P1"/>
      <text:p text:style-name="P1">Faceplate Requirements-</text:p>
      <text:p text:style-name="P1"/>
      <text:p text:style-name="P1">Orbital Socket with <text:s/>eye brows</text:p>
      <text:p text:style-name="P1"/>
      <text:p text:style-name="P1">A Y loop which “dead ends” against the eye</text:p>
      <text:p text:style-name="P1">Then two above and two below which control the eyelid</text:p>
      <text:p text:style-name="P1"/>
      <text:p text:style-name="P1">Another couple which define the inner orbital socket slope</text:p>
      <text:p text:style-name="P1">Another couple which extude out</text:p>
      <text:p text:style-name="P1"><text:s/></text:p>
      <text:p text:style-name="P1">Another loop above it for the eyebrow loop</text:p>
      <text:p text:style-name="P1"/>
      <text:p text:style-name="P1"/>
      <text:p text:style-name="P1">Mouth-</text:p>
      <text:p text:style-name="P1"/>
      <text:p text:style-name="P1">Edge of mouth, upper lip, lower lip must each be a full y -loop</text:p>
      <text:p text:style-name="P1">Another two loops above and below</text:p>
      <text:p text:style-name="P2">At least 3 z loops that are lip only, 4<text:span text:style-name="T1">th</text:span> and 5<text:span text:style-name="T1">th</text:span> outside it, 6<text:span text:style-name="T1">th</text:span> and 7<text:span text:style-name="T1">th</text:span>, 8<text:span text:style-name="T1">th</text:span> jowl?</text:p>
      <text:p text:style-name="P2"/>
      <text:p text:style-name="P1"/>
      <text:p text:style-name="P1">Nostril intr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1:32:46.994710416</meta:creation-date>
    <dc:date>2015-07-11T12:17:48.370492432</dc:date>
    <meta:editing-duration>PT31M5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09" meta:character-count="598" meta:non-whitespace-character-count="504"/>
  </office:meta>
</office:document-meta>
</file>